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5.0097in"/>
    </style:style>
    <style:style style:name="Table1.B" style:family="table-column">
      <style:table-column-properties style:column-width="1.2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padding="0in" fo:border="none"/>
      <style:text-properties fo:color="#222222" fo:background-color="#ffffff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style:font-name="Courier New" style:font-name-asian="Courier New1" style:font-name-complex="Courier New1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.5in" style:auto-text-indent="false" fo:padding="0in" fo:border="none"/>
    </style:style>
    <style:style style:name="T1" style:family="text">
      <style:text-properties fo:color="#222222" fo:background-color="#ffffff"/>
    </style:style>
    <style:style style:name="T2" style:family="text">
      <style:text-properties fo:color="#222222" style:text-underline-style="none" fo:background-color="#ffffff"/>
    </style:style>
    <style:style style:name="T3" style:family="text"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T4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">МАГИЧАН БРОЈ</text:p>
            <text:p text:style-name="P5"/>
            <text:p text:style-name="P5">Република Српска 2016.</text:p>
            <text:p text:style-name="P5">Регионално такмичење из информатике за средње школе</text:p>
            <text:p text:style-name="P5">(1. задатак) </text:p>
          </table:table-cell>
          <table:table-cell table:style-name="Table1.A1" office:value-type="string">
            <text:p text:style-name="P5">20 бодова</text:p>
          </table:table-cell>
        </table:table-row>
      </table:table>
      <text:p text:style-name="P1"><text:soft-page-break/></text:p>
      <text:p text:style-name="P1"><text:span text:style-name="T1">Магичан број је онај за који важи да је сваки његов сегмент, гледајући са лијеве стране, дјељив са бројем цифара сегмента. На примјер, број 4412: први сегмент је 4, број цифара сегмента је 1, 4/1=4; други сегмент је 44, број цифара 2, 44/2=22; трећи сегмент је 441, број цифара је 3, 441/3=147; посљедњи сегмент је 4412, број цифара је 4, 4412/4=1103. Дакле, број 4412 је магичан. Напиши програм који утврђује да ли је унесен број магичан или не.</text:span></text:p>
      <text:p text:style-name="P2"/>
      <text:p text:style-name="P1"><text:span text:style-name="T1">Улаз:</text:span></text:p>
      <text:list xml:id="list5178762307589432273" text:style-name="WWNum2">
        <text:list-item>
          <text:p text:style-name="P6"><text:span text:style-name="T1">Уноси се број.</text:span></text:p>
        </text:list-item>
      </text:list>
      <text:p text:style-name="P2"/>
      <text:p text:style-name="P1"><text:span text:style-name="T1">Излаз:</text:span></text:p>
      <text:list xml:id="list2370776934871278980" text:style-name="WWNum1">
        <text:list-item>
          <text:p text:style-name="P7"><text:span text:style-name="T1">Одговор на питање да ли је број магичан или не.</text:span></text:p>
        </text:list-item>
      </text:list>
      <text:p text:style-name="P2"/>
      <text:p text:style-name="P1"><text:span text:style-name="T1">Задатак снимити под именом MAGBR</text:span></text:p>
      <text:p text:style-name="P2"/>
      <text:p text:style-name="P1"><text:span text:style-name="T3">Примјер 1:</text:span></text:p>
      <text:p text:style-name="P1"><text:span text:style-name="T4">Улаз:</text:span></text:p>
      <text:p text:style-name="P8"><text:span text:style-name="T4">&gt; 4412<text:line-break/>Излаз:</text:span></text:p>
      <text:p text:style-name="P8"><text:span text:style-name="T4">&gt; Broj je magican!</text:span></text:p>
      <text:p text:style-name="P3"/>
      <text:p text:style-name="P1"><text:span text:style-name="T3">Примјер 2:</text:span></text:p>
      <text:p text:style-name="P1"><text:span text:style-name="T4">Улаз:</text:span></text:p>
      <text:p text:style-name="P8"><text:span text:style-name="T4">&gt; 987654321<text:line-break/>Излаз:</text:span></text:p>
      <text:p text:style-name="P8"><text:span text:style-name="T4">&gt; Broj nije magican!</text:span></text:p>
      <text:p text:style-name="P3"/>
      <text:p text:style-name="P1"><text:span text:style-name="T3">Примјер 3:</text:span></text:p>
      <text:p text:style-name="P1"><text:span text:style-name="T4">Улаз:</text:span></text:p>
      <text:p text:style-name="P8"><text:span text:style-name="T4">&gt; 987654<text:line-break/>Излаз:</text:span></text:p>
      <text:p text:style-name="P8"><text:span text:style-name="T4">&gt; Broj je magican!</text:span></text:p>
      <text:p text:style-name="P3"/>
      <text:p text:style-name="P1"><text:soft-page-break/><text:span text:style-name="T3">Примјер 4:</text:span></text:p>
      <text:p text:style-name="P1"><text:span text:style-name="T4">Улаз:</text:span></text:p>
      <text:p text:style-name="P8"><text:span text:style-name="T4">&gt; 1234567</text:span></text:p>
      <text:p text:style-name="P1"><text:span text:style-name="T4"><text:line-break/>Излаз:</text:span></text:p>
      <text:p text:style-name="P8"><text:span text:style-name="T4">&gt; Broj nije magican!</text:span></text:p>
      <text:p text:style-name="P3"/>
      <text:p text:style-name="P1"><text:span text:style-name="T3">Примјер 5:</text:span></text:p>
      <text:p text:style-name="P1"><text:span text:style-name="T4">Улаз:</text:span></text:p>
      <text:p text:style-name="P8"><text:span text:style-name="T4">&gt; 9876</text:span></text:p>
      <text:p text:style-name="P1"><text:span text:style-name="T4"><text:line-break/>Излаз:</text:span></text:p>
      <text:p text:style-name="P8"><text:span text:style-name="T4">&gt; Broj je magican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33" meta:word-count="166" meta:character-count="903" meta:non-whitespace-character-count="769"/>
    <meta:generator>LibreOfficeDev/5.1.0.3$Linux_X86_64 LibreOffice_project/</meta:generator>
  </office:meta>
</office:document-meta>
</file>